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D00000014F518BC1F951202E7.png" manifest:media-type="image/png"/>
  <manifest:file-entry manifest:full-path="Pictures/10000000000002D00000021CF851B4EDC4267FF8.png" manifest:media-type="image/png"/>
  <manifest:file-entry manifest:full-path="Pictures/100020080000064900000218E9D3ADE00CAA4B84.svg" manifest:media-type="image/svg+xml"/>
  <manifest:file-entry manifest:full-path="Pictures/10000000000005DC00000465FFD097362F08B28B.png" manifest:media-type="image/png"/>
  <manifest:file-entry manifest:full-path="Pictures/100002010000003D00000014A23FB902EB0C0C38.png" manifest:media-type="image/png"/>
  <manifest:file-entry manifest:full-path="Pictures/100020130000064B00000218A3BCDAE1A79EEA0E.svg" manifest:media-type="image/svg+xml"/>
  <manifest:file-entry manifest:full-path="Pictures/10000000000005DC000004657018D8F9680FB6C9.png" manifest:media-type="image/png"/>
  <manifest:file-entry manifest:full-path="Pictures/10000000000005DC000004653D408588EC2B862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verpass4" svg:font-family="Overpass" style:font-adornments="Bold" style:font-pitch="variable"/>
    <style:font-face style:name="Overpass2" svg:font-family="Overpass" style:font-adornments="Regular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Overpass" svg:font-family="Overpass" style:font-family-generic="roman" style:font-pitch="variable"/>
    <style:font-face style:name="Overpass3" svg:font-family="Overpass" style:font-adornments="Bold" style:font-family-generic="roman" style:font-pitch="variable"/>
    <style:font-face style:name="Overpass1" svg:font-family="Overpass" style:font-adornments="Regular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RH_5f_002158_5f_02_5f_rd3EPIC_5f_43_5f_light_5f_tn8-title">
      <style:graphic-properties draw:auto-grow-height="true" fo:min-height="3.501cm"/>
    </style:style>
    <style:style style:name="pr2" style:family="presentation" style:parent-style-name="RH_5f_002158_5f_02_5f_rd3EPIC_5f_43_5f_light_5f_tn8-subtitle">
      <style:graphic-properties draw:stroke="none" draw:fill="none" fo:min-height="1.016cm"/>
    </style:style>
    <style:style style:name="pr3" style:family="presentation" style:parent-style-name="RH_5f_002158_5f_02_5f_rd3EPIC_5f_43_5f_light_5f_tn8-notes">
      <style:graphic-properties draw:fill-color="#ffffff" draw:auto-grow-height="true" fo:min-height="12.572cm"/>
    </style:style>
    <style:style style:name="pr4" style:family="presentation" style:parent-style-name="Default1-notes">
      <style:graphic-properties draw:fill-color="#ffffff" draw:auto-grow-height="true" fo:min-height="12.572cm"/>
    </style:style>
    <style:style style:name="P1" style:family="paragraph">
      <loext:graphic-properties draw:fill="none"/>
      <style:text-properties fo:font-size="11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2cm" fo:margin-bottom="0.478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cm" fo:margin-right="0cm" fo:margin-top="0.203cm" fo:margin-bottom="0.483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margin-top="0.203cm" fo:margin-bottom="0.483cm"/>
    </style:style>
    <style:style style:name="P6" style:family="paragraph">
      <style:paragraph-properties fo:margin-left="0cm" fo:margin-right="0cm" fo:margin-top="0.2cm" fo:margin-bottom="0.47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left="0cm" fo:margin-right="0cm" fo:text-align="center" fo:text-indent="0cm"/>
    </style:style>
    <style:style style:name="T1" style:family="text">
      <style:text-properties fo:font-size="11pt"/>
    </style:style>
    <style:style style:name="T2" style:family="text">
      <style:text-properties fo:color="#000000" style:text-outline="false" style:text-line-through-style="none" style:text-line-through-type="none" style:text-position="0% 100%" style:font-name="Overpass2" fo:font-size="19.899999618530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32pt" style:language-asian="zh" style:country-asian="CN" style:font-style-asian="normal" style:font-weight-asian="normal" style:font-name-complex="Lucida Sans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style:font-name="Overpass2" fo:font-size="17.6000003814697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28pt" style:language-asian="zh" style:country-asian="CN" style:font-style-asian="normal" style:font-weight-asian="normal" style:font-name-complex="Lucida Sans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verpass" style:font-style-name="Regular" fo:color="#000000" fo:font-size="75%"/>
      </text:list-level-style-bullet>
      <text:list-level-style-bullet text:level="2" text:bullet-char="•">
        <style:list-level-properties text:space-before="1.5cm" text:min-label-width="0.9cm"/>
        <style:text-properties fo:font-family="Overpass" style:font-style-name="Regular" fo:color="#000000" fo:font-size="75%"/>
      </text:list-level-style-bullet>
      <text:list-level-style-bullet text:level="3" text:bullet-char="•">
        <style:list-level-properties text:space-before="2.8cm" text:min-label-width="0.8cm"/>
        <style:text-properties fo:font-family="Overpass" style:font-style-name="Regular" fo:color="#000000" fo:font-size="75%"/>
      </text:list-level-style-bullet>
      <text:list-level-style-bullet text:level="4" text:bullet-char="•">
        <style:list-level-properties text:space-before="4.2cm" text:min-label-width="0.6cm"/>
        <style:text-properties fo:font-family="Overpass" style:font-style-name="Regular" fo:color="#000000" fo:font-size="75%"/>
      </text:list-level-style-bullet>
      <text:list-level-style-bullet text:level="5" text:bullet-char="•">
        <style:list-level-properties text:space-before="5.4cm" text:min-label-width="0.6cm"/>
        <style:text-properties fo:font-family="Overpass" style:font-style-name="Regular" fo:color="#000000" fo:font-size="75%"/>
      </text:list-level-style-bullet>
      <text:list-level-style-bullet text:level="6" text:bullet-char="•">
        <style:list-level-properties text:space-before="6.6cm" text:min-label-width="0.6cm"/>
        <style:text-properties fo:font-family="Overpass" style:font-style-name="Regular" fo:color="#000000" fo:font-size="75%"/>
      </text:list-level-style-bullet>
      <text:list-level-style-bullet text:level="7" text:bullet-char="•">
        <style:list-level-properties text:space-before="7.8cm" text:min-label-width="0.6cm"/>
        <style:text-properties fo:font-family="Overpass" style:font-style-name="Regular" fo:color="#000000" fo:font-size="75%"/>
      </text:list-level-style-bullet>
      <text:list-level-style-bullet text:level="8" text:bullet-char="•">
        <style:list-level-properties text:space-before="9cm" text:min-label-width="0.6cm"/>
        <style:text-properties fo:font-family="Overpass" style:font-style-name="Regular" fo:color="#000000" fo:font-size="75%"/>
      </text:list-level-style-bullet>
      <text:list-level-style-bullet text:level="9" text:bullet-char="•">
        <style:list-level-properties text:space-before="10.2cm" text:min-label-width="0.6cm"/>
        <style:text-properties fo:font-family="Overpass" style:font-style-name="Regular" fo:color="#000000" fo:font-size="75%"/>
      </text:list-level-style-bullet>
      <text:list-level-style-bullet text:level="10" text:bullet-char="•">
        <style:list-level-properties text:space-before="11.4cm" text:min-label-width="0.6cm"/>
        <style:text-properties fo:font-family="Overpass" style:font-style-name="Regular" fo:color="#000000" fo:font-size="75%"/>
      </text:list-level-style-bullet>
    </text:list-style>
  </office:automatic-styles>
  <office:body>
    <office:presentation>
      <draw:page draw:name="page1" draw:style-name="dp1" draw:master-page-name="RH_5f_002158_5f_02_5f_rd3EPIC_5f_43_5f_light_5f_tn8" presentation:presentation-page-layout-name="AL1T12">
        <office:forms form:automatic-focus="false" form:apply-design-mode="false"/>
        <draw:frame presentation:style-name="pr1" draw:layer="layout" svg:width="23.8cm" svg:height="3.501cm" svg:x="2.1cm" svg:y="8.4cm" presentation:class="title">
          <draw:text-box>
            <text:p>Advanced on-demand node provisioning with Jenkins and OpenStack.</text:p>
          </draw:text-box>
        </draw:frame>
        <draw:frame presentation:style-name="RH_5f_002158_5f_02_5f_rd3EPIC_5f_43_5f_light_5f_tn8-outline1" draw:layer="layout" svg:width="9.018cm" svg:height="6.581cm" svg:x="3.92cm" svg:y="21.698cm" presentation:class="outline" presentation:placeholder="true">
          <draw:text-box/>
        </draw:frame>
        <draw:frame presentation:style-name="RH_5f_002158_5f_02_5f_rd3EPIC_5f_43_5f_light_5f_tn8-outline1" draw:layer="layout" svg:width="9.018cm" svg:height="3.139cm" svg:x="13.39cm" svg:y="21.698cm" presentation:class="outline" presentation:placeholder="true">
          <draw:text-box/>
        </draw:frame>
        <draw:frame presentation:style-name="RH_5f_002158_5f_02_5f_rd3EPIC_5f_43_5f_light_5f_tn8-outline1" draw:layer="layout" svg:width="9.018cm" svg:height="3.139cm" svg:x="13.39cm" svg:y="25.136cm" presentation:class="outline" presentation:placeholder="true">
          <draw:text-box/>
        </draw:frame>
        <draw:frame presentation:style-name="pr2" draw:text-style-name="P1" draw:layer="layout" svg:width="16.845cm" svg:height="1.016cm" svg:x="1.016cm" svg:y="19.05cm">
          <draw:text-box>
            <text:p><text:span text:style-name="T1">2016-04-2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 presentation:presentation-page-layout-name="AL2T1">
        <office:forms form:automatic-focus="false" form:apply-design-mode="false"/>
        <draw:frame presentation:style-name="Default1-title" draw:layer="layout" svg:width="23.8cm" svg:height="4.2cm" svg:x="2.1cm" svg:y="0cm" presentation:class="title">
          <draw:text-box>
            <text:p>Jenkins node types</text:p>
          </draw:text-box>
        </draw:frame>
        <draw:frame presentation:style-name="Default1-outline1" draw:layer="layout" svg:width="23.8cm" svg:height="12.18cm" svg:x="2.1cm" svg:y="7cm" presentation:class="outline">
          <draw:text-box>
            <text:list text:style-name="L3">
              <text:list-item>
                <text:p text:style-name="P3"><text:span text:style-name="T2">Jenkins master</text:span></text:p>
              </text:list-item>
              <text:list-item>
                <text:p text:style-name="P3"><text:span text:style-name="T2">Static nodes</text:span></text:p>
              </text:list-item>
              <text:list-item>
                <text:p text:style-name="P3"><text:span text:style-name="T2">Nodes connected on deman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1" presentation:presentation-page-layout-name="AL2T1">
        <office:forms form:automatic-focus="false" form:apply-design-mode="false"/>
        <draw:frame presentation:style-name="Default1-title" draw:layer="layout" svg:width="23.8cm" svg:height="4.2cm" svg:x="2.1cm" svg:y="0cm" presentation:class="title" presentation:user-transformed="true">
          <draw:text-box>
            <text:p>Clouds in Jenkins</text:p>
          </draw:text-box>
        </draw:frame>
        <draw:frame presentation:style-name="Default1-outline1" draw:layer="layout" svg:width="23.8cm" svg:height="12.18cm" svg:x="2.1cm" svg:y="7cm" presentation:class="outline">
          <draw:text-box>
            <text:list text:style-name="L3">
              <text:list-item>
                <text:p text:style-name="P3"><text:span text:style-name="T2">How on-demand works in Jenkins?</text:span></text:p>
              </text:list-item>
              <text:list-item>
                <text:p text:style-name="P3"><text:span text:style-name="T2">Where to configure?</text:span></text:p>
                <text:list>
                  <text:list-item>
                    <text:p>What are templates for?</text:p>
                  </text:list-item>
                </text:list>
              </text:list-item>
              <text:list-item>
                <text:p text:style-name="P3"><text:span text:style-name="T2">What is supported?</text:span></text:p>
                <text:list>
                  <text:list-item>
                    <text:p>Containers</text:p>
                    <text:list>
                      <text:list-item>
                        <text:p>Docker, Kubernetes</text:p>
                      </text:list-item>
                    </text:list>
                  </text:list-item>
                  <text:list-item>
                    <text:p>Misc</text:p>
                    <text:list>
                      <text:list-item>
                        <text:p>Libvirt, Ad-hoc clouds</text:p>
                      </text:list-item>
                    </text:list>
                  </text:list-item>
                  <text:list-item>
                    <text:p>Clou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1" presentation:presentation-page-layout-name="AL2T1">
        <office:forms form:automatic-focus="false" form:apply-design-mode="false"/>
        <draw:frame presentation:style-name="Default1-title" draw:layer="layout" svg:width="23.8cm" svg:height="4.2cm" svg:x="2.1cm" svg:y="0cm" presentation:class="title" presentation:user-transformed="true">
          <draw:text-box>
            <text:p>Jenkins and OpenStack</text:p>
          </draw:text-box>
        </draw:frame>
        <draw:frame presentation:style-name="Default1-outline1" draw:layer="layout" svg:width="23.8cm" svg:height="12.18cm" svg:x="2.1cm" svg:y="7cm" presentation:class="outline">
          <draw:text-box>
            <text:list text:style-name="L3">
              <text:list-item>
                <text:p text:style-name="P3"><text:span text:style-name="T2">Authentication</text:span></text:p>
              </text:list-item>
              <text:list-item>
                <text:p text:style-name="P3"><text:span text:style-name="T2">Server attributes</text:span></text:p>
              </text:list-item>
              <text:list-item>
                <text:p text:style-name="P3"><text:span text:style-name="T2">Key pair</text:span></text:p>
              </text:list-item>
              <text:list-item>
                <text:p text:style-name="P3"><text:span text:style-name="T2">User-data (cloud-init)</text:span></text:p>
              </text:list-item>
              <text:list-item>
                <text:p text:style-name="P3"><text:span text:style-name="T2">Connection method</text:span></text:p>
              </text:list-item>
              <text:list-item>
                <text:p text:style-name="P3"><text:span text:style-name="T2">Retention</text:span></text:p>
              </text:list-item>
              <text:list-item>
                <text:p text:style-name="P3"><text:span text:style-name="T2">Option overriding</text:span></text:p>
                <text:list>
                  <text:list-item>
                    <text:p>Instance capacity</text:p>
                  </text:list-item>
                </text:list>
              </text:list-item>
              <text:list-item>
                <text:p>Dem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1" presentation:presentation-page-layout-name="AL2T1">
        <office:forms form:automatic-focus="false" form:apply-design-mode="false"/>
        <draw:frame presentation:style-name="Default1-title" draw:layer="layout" svg:width="23.8cm" svg:height="4.2cm" svg:x="2.1cm" svg:y="0cm" presentation:class="title" presentation:user-transformed="true">
          <draw:text-box>
            <text:p>When it hurts</text:p>
          </draw:text-box>
        </draw:frame>
        <draw:frame presentation:style-name="Default1-outline1" draw:text-style-name="P5" draw:layer="layout" svg:width="23.8cm" svg:height="12.18cm" svg:x="2.1cm" svg:y="7cm" presentation:class="outline">
          <draw:text-box>
            <text:list text:style-name="L3">
              <text:list-item>
                <text:p text:style-name="P4"><text:span text:style-name="T2">No nodes are created but there are builds in queue?</text:span></text:p>
              </text:list-item>
              <text:list-item>
                <text:p text:style-name="P4"><text:span text:style-name="T2">Nodes are created but never launched correctly?</text:span></text:p>
              </text:list-item>
              <text:list-item>
                <text:p text:style-name="P4"><text:span text:style-name="T2">Have I reached the instance capacity?</text:span></text:p>
              </text:list-item>
              <text:list-item>
                <text:p text:style-name="P4"><text:span text:style-name="T2">Is every provisioning attempt successful?</text:span></text:p>
              </text:list-item>
              <text:list-item>
                <text:p text:style-name="P4"><text:span text:style-name="T2">How long does it take to start my node?</text:span></text:p>
              </text:list-item>
              <text:list-item>
                <text:p text:style-name="P4"><text:span text:style-name="T2">How to tell the remote service misbehaves?</text:span></text:p>
              </text:list-item>
              <text:list-item>
                <text:p text:style-name="P4"><text:span text:style-name="T2">How to investigate problems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1" presentation:presentation-page-layout-name="AL2T1">
        <office:forms form:automatic-focus="false" form:apply-design-mode="false"/>
        <draw:frame presentation:style-name="Default1-title" draw:layer="layout" svg:width="23.8cm" svg:height="4.2cm" svg:x="2.1cm" svg:y="0cm" presentation:class="title" presentation:user-transformed="true">
          <draw:text-box>
            <text:p>Cloud statistics plugin for Jenkins</text:p>
          </draw:text-box>
        </draw:frame>
        <draw:frame presentation:style-name="Default1-outline1" draw:layer="layout" svg:width="23.8cm" svg:height="12.18cm" svg:x="2.1cm" svg:y="7cm" presentation:class="outline">
          <draw:text-box>
            <text:list text:style-name="L3">
              <text:list-item>
                <text:p text:style-name="P3"><text:span text:style-name="T2">Track last N provisioning attempts</text:span></text:p>
              </text:list-item>
              <text:list-item>
                <text:p text:style-name="P3"><text:span text:style-name="T2">Measure time for phases: provisioning, launching and operation</text:span></text:p>
              </text:list-item>
              <text:list-item>
                <text:p text:style-name="P3"><text:span text:style-name="T2">Attach logs and exceptions for user to see</text:span></text:p>
              </text:list-item>
              <text:list-item>
                <text:p text:style-name="P3"><text:span text:style-name="T2">Distinguish failed attempts/phases</text:span></text:p>
              </text:list-item>
              <text:list-item>
                <text:p text:style-name="P3"><text:span text:style-name="T2">Provide history record and aggregated statistics</text:span></text:p>
              </text:list-item>
              <text:list-item>
                <text:p text:style-name="P3"><text:span text:style-name="T2">Future</text:span></text:p>
                <text:list>
                  <text:list-item>
                    <text:p text:style-name="P6"><text:span text:style-name="T3">Load balancing based on cloud/template stabil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1" presentation:presentation-page-layout-name="AL2T1">
        <office:forms form:automatic-focus="false" form:apply-design-mode="false"/>
        <draw:frame presentation:style-name="Default1-title" draw:text-style-name="P7" draw:layer="layout" svg:width="23.8cm" svg:height="4.2cm" svg:x="2.1cm" svg:y="0cm" presentation:class="title" presentation:user-transformed="true">
          <draw:text-box>
            <text:p text:style-name="P7">Q&amp;A</text:p>
          </draw:text-box>
        </draw:frame>
        <draw:frame presentation:style-name="Default1-outline1" draw:layer="layout" svg:width="23.8cm" svg:height="12.18cm" svg:x="2.1cm" svg:y="7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verpass4" svg:font-family="Overpass" style:font-adornments="Bold" style:font-pitch="variable"/>
    <style:font-face style:name="Overpass2" svg:font-family="Overpass" style:font-adornments="Regular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Overpass" svg:font-family="Overpass" style:font-family-generic="roman" style:font-pitch="variable"/>
    <style:font-face style:name="Overpass3" svg:font-family="Overpass" style:font-adornments="Bold" style:font-family-generic="roman" style:font-pitch="variable"/>
    <style:font-face style:name="Overpass1" svg:font-family="Overpass" style:font-adornments="Regular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35" draw:display-name="Bitmap 35" xlink:href="Pictures/10000000000002D00000021CF851B4EDC4267FF8.png" xlink:type="simple" xlink:show="embed" xlink:actuate="onLoad"/>
    <draw:fill-image draw:name="Bitmape_20_20" draw:display-name="Bitmape 20" xlink:href="Pictures/10000000000005DC00000465FFD097362F08B28B.png" xlink:type="simple" xlink:show="embed" xlink:actuate="onLoad"/>
    <draw:fill-image draw:name="Bitmape_20_21" draw:display-name="Bitmape 21" xlink:href="Pictures/10000000000005DC000004657018D8F9680FB6C9.png" xlink:type="simple" xlink:show="embed" xlink:actuate="onLoad"/>
    <draw:fill-image draw:name="background" xlink:href="Pictures/10000000000005DC000004653D408588EC2B8628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_5f_002158_5f_02_5f_rd3EPIC_5f_43_5f_light_5f_tn8-background" style:display-name="RH_002158_02_rd3EPIC_43_light_tn8-background" style:family="presentation">
      <style:graphic-properties draw:stroke="none" draw:fill="bitmap" draw:fill-image-name="Bitmap_20_35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2158_5f_02_5f_rd3EPIC_5f_43_5f_light_5f_tn8-backgroundobjects" style:display-name="RH_002158_02_rd3EPIC_43_light_tn8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Overpass2" fo:font-family="Overpass" style:font-style-name="Regular" style:font-pitch="variable" style:letter-kerning="true"/>
    </style:style>
    <style:style style:name="RH_5f_002158_5f_02_5f_rd3EPIC_5f_43_5f_light_5f_tn8-notes" style:display-name="RH_002158_02_rd3EPIC_43_light_tn8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26.3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2158_5f_02_5f_rd3EPIC_5f_43_5f_light_5f_tn8-outline1" style:display-name="RH_002158_02_rd3EPIC_43_light_tn8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8-outline1" style:display-name="RH_002158_02_rd3EPIC_43_light_tn8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ffffff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ffffff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ffffff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ffffff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ffffff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ffffff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ffffff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ffffff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ffffff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ffffff" fo:font-size="75%"/>
          </text:list-level-style-bullet>
        </text:list-style>
      </style:graphic-properties>
      <style:paragraph-properties fo:margin-left="0cm" fo:margin-right="0cm" fo:margin-top="0cm" fo:margin-bottom="0.28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9.899999618530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8-outline2" style:display-name="RH_002158_02_rd3EPIC_43_light_tn8-outline2" style:family="presentation" style:parent-style-name="RH_5f_002158_5f_02_5f_rd3EPIC_5f_43_5f_light_5f_tn8-outline1">
      <style:paragraph-properties fo:margin-left="0cm" fo:margin-right="0cm" fo:margin-top="0cm" fo:margin-bottom="0.278cm" fo:text-indent="0cm"/>
      <style:text-properties fo:font-size="15.3999996185303pt" style:font-size-asian="28pt" style:font-size-complex="28pt"/>
    </style:style>
    <style:style style:name="RH_5f_002158_5f_02_5f_rd3EPIC_5f_43_5f_light_5f_tn8-outline3" style:display-name="RH_002158_02_rd3EPIC_43_light_tn8-outline3" style:family="presentation" style:parent-style-name="RH_5f_002158_5f_02_5f_rd3EPIC_5f_43_5f_light_5f_tn8-outline2">
      <style:paragraph-properties fo:margin-left="0cm" fo:margin-right="0cm" fo:margin-top="0cm" fo:margin-bottom="0.292cm" fo:text-indent="0cm"/>
      <style:text-properties fo:font-size="15.3999996185303pt" style:font-size-asian="24pt" style:font-size-complex="24pt"/>
    </style:style>
    <style:style style:name="RH_5f_002158_5f_02_5f_rd3EPIC_5f_43_5f_light_5f_tn8-outline4" style:display-name="RH_002158_02_rd3EPIC_43_light_tn8-outline4" style:family="presentation" style:parent-style-name="RH_5f_002158_5f_02_5f_rd3EPIC_5f_43_5f_light_5f_tn8-outline3">
      <style:paragraph-properties fo:margin-left="0cm" fo:margin-right="0cm" fo:margin-top="0cm" fo:margin-bottom="0.278cm" fo:text-indent="0cm"/>
      <style:text-properties fo:font-size="15.3999996185303pt" style:font-size-asian="20pt" style:font-size-complex="20pt"/>
    </style:style>
    <style:style style:name="RH_5f_002158_5f_02_5f_rd3EPIC_5f_43_5f_light_5f_tn8-outline5" style:display-name="RH_002158_02_rd3EPIC_43_light_tn8-outline5" style:family="presentation" style:parent-style-name="RH_5f_002158_5f_02_5f_rd3EPIC_5f_43_5f_light_5f_tn8-outline4">
      <style:paragraph-properties fo:margin-left="0cm" fo:margin-right="0cm" fo:margin-top="0cm" fo:margin-bottom="0.278cm" fo:text-indent="0cm"/>
      <style:text-properties fo:font-size="15.3999996185303pt" style:font-size-asian="20pt" style:font-size-complex="20pt"/>
    </style:style>
    <style:style style:name="RH_5f_002158_5f_02_5f_rd3EPIC_5f_43_5f_light_5f_tn8-outline6" style:display-name="RH_002158_02_rd3EPIC_43_light_tn8-outline6" style:family="presentation" style:parent-style-name="RH_5f_002158_5f_02_5f_rd3EPIC_5f_43_5f_light_5f_tn8-outline5">
      <style:paragraph-properties fo:margin-left="0cm" fo:margin-right="0cm" fo:margin-top="0cm" fo:margin-bottom="0.278cm" fo:text-indent="0cm"/>
      <style:text-properties fo:font-size="15.3999996185303pt" style:font-size-asian="20pt" style:font-size-complex="20pt"/>
    </style:style>
    <style:style style:name="RH_5f_002158_5f_02_5f_rd3EPIC_5f_43_5f_light_5f_tn8-outline7" style:display-name="RH_002158_02_rd3EPIC_43_light_tn8-outline7" style:family="presentation" style:parent-style-name="RH_5f_002158_5f_02_5f_rd3EPIC_5f_43_5f_light_5f_tn8-outline6">
      <style:paragraph-properties fo:margin-left="0cm" fo:margin-right="0cm" fo:margin-top="0cm" fo:margin-bottom="0.278cm" fo:text-indent="0cm"/>
      <style:text-properties fo:font-size="15.3999996185303pt" style:font-size-asian="20pt" style:font-size-complex="20pt"/>
    </style:style>
    <style:style style:name="RH_5f_002158_5f_02_5f_rd3EPIC_5f_43_5f_light_5f_tn8-outline8" style:display-name="RH_002158_02_rd3EPIC_43_light_tn8-outline8" style:family="presentation" style:parent-style-name="RH_5f_002158_5f_02_5f_rd3EPIC_5f_43_5f_light_5f_tn8-outline7">
      <style:paragraph-properties fo:margin-left="0cm" fo:margin-right="0cm" fo:margin-top="0cm" fo:margin-bottom="0.278cm" fo:text-indent="0cm"/>
      <style:text-properties fo:font-size="15.3999996185303pt" style:font-size-asian="20pt" style:font-size-complex="20pt"/>
    </style:style>
    <style:style style:name="RH_5f_002158_5f_02_5f_rd3EPIC_5f_43_5f_light_5f_tn8-outline9" style:display-name="RH_002158_02_rd3EPIC_43_light_tn8-outline9" style:family="presentation" style:parent-style-name="RH_5f_002158_5f_02_5f_rd3EPIC_5f_43_5f_light_5f_tn8-outline8">
      <style:paragraph-properties fo:margin-left="0cm" fo:margin-right="0cm" fo:margin-top="0cm" fo:margin-bottom="0.278cm" fo:text-indent="0cm"/>
      <style:text-properties fo:font-size="15.3999996185303pt" style:font-size-asian="20pt" style:font-size-complex="20pt"/>
    </style:style>
    <style:style style:name="RH_5f_002158_5f_02_5f_rd3EPIC_5f_43_5f_light_5f_tn8-subtitle" style:display-name="RH_002158_02_rd3EPIC_43_light_tn8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5.99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8-subtitle" style:display-name="RH_002158_02_rd3EPIC_43_light_tn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016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8-title" style:display-name="RH_002158_02_rd3EPIC_43_light_tn8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8-title" style:display-name="RH_002158_02_rd3EPIC_43_light_tn8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Overpass4" fo:font-family="Overpass" style:font-style-name="Bold" style:font-pitch="variable" fo:font-size="35.299999237060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1-background" style:family="presentation">
      <style:graphic-properties draw:stroke="none" draw:fill="bitmap" draw:fill-image-name="Bitmape_20_21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Default1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1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26.3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1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000000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000000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000000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000000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000000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000000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000000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000000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000000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75%"/>
          </text:list-level-style-bullet>
        </text:list-style>
      </style:graphic-properties>
      <style:paragraph-properties fo:margin-left="0cm" fo:margin-right="0cm" fo:margin-top="0cm" fo:margin-bottom="0.278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9.899999618530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1-outline2" style:family="presentation" style:parent-style-name="Default1-outline1">
      <style:paragraph-properties fo:margin-left="0cm" fo:margin-right="0cm" fo:margin-top="0cm" fo:margin-bottom="0.279cm" fo:text-indent="0cm"/>
      <style:text-properties fo:color="#000000" fo:font-size="17.6000003814697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cm" fo:margin-bottom="0.292cm" fo:text-indent="0cm"/>
      <style:text-properties fo:color="#000000" fo:font-size="17.6000003814697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cm" fo:margin-bottom="0.279cm" fo:text-indent="0cm"/>
      <style:text-properties fo:color="#000000" fo:font-size="17.6000003814697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cm" fo:margin-bottom="0.279cm" fo:text-indent="0cm"/>
      <style:text-properties fo:color="#000000" fo:font-size="17.6000003814697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cm" fo:margin-bottom="0.279cm" fo:text-indent="0cm"/>
      <style:text-properties fo:color="#000000" fo:font-size="17.6000003814697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cm" fo:margin-bottom="0.279cm" fo:text-indent="0cm"/>
      <style:text-properties fo:color="#000000" fo:font-size="17.6000003814697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cm" fo:margin-bottom="0.279cm" fo:text-indent="0cm"/>
      <style:text-properties fo:color="#000000" fo:font-size="17.6000003814697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cm" fo:margin-bottom="0.279cm" fo:text-indent="0cm"/>
      <style:text-properties fo:color="#000000" fo:font-size="17.6000003814697pt" style:font-size-asian="20pt" style:font-size-complex="20pt"/>
    </style:style>
    <style:style style:name="Default1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1-subtitle">
          <text:list-level-style-bullet text:level="1" text:bullet-char="●">
            <style:list-level-properties text:min-label-width="0.6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7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7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7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1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1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4" fo:font-family="Overpass" style:font-style-name="Bold" style:font-pitch="variable" fo:font-size="39.700000762939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24-background" style:display-name="RH_002158_02_rd3EPIC_43_light_tn24-background" style:family="presentation">
      <style:graphic-properties draw:stroke="none" draw:fill="bitmap" draw:fill-image-name="Bitmape_20_20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2158_5f_02_5f_rd3EPIC_5f_43_5f_light_5f_tn24-backgroundobjects" style:display-name="RH_002158_02_rd3EPIC_43_light_tn24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24-backgroundobjects" style:display-name="RH_002158_02_rd3EPIC_43_light_tn24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24-notes" style:display-name="RH_002158_02_rd3EPIC_43_light_tn24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2" fo:font-family="Overpass" style:font-style-name="Regular" style:font-pitch="variable" fo:font-size="26.3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2158_5f_02_5f_rd3EPIC_5f_43_5f_light_5f_tn24-outline1" style:display-name="RH_002158_02_rd3EPIC_43_light_tn24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24-outline1" style:display-name="RH_002158_02_rd3EPIC_43_light_tn24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000000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000000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000000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000000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000000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000000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000000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000000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000000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75%"/>
          </text:list-level-style-bullet>
        </text:list-style>
      </style:graphic-properties>
      <style:paragraph-properties fo:margin-left="0cm" fo:margin-right="0cm" fo:margin-top="0cm" fo:margin-bottom="0.278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9.899999618530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24-outline2" style:display-name="RH_002158_02_rd3EPIC_43_light_tn24-outline2" style:family="presentation" style:parent-style-name="RH_5f_002158_5f_02_5f_rd3EPIC_5f_43_5f_light_5f_tn24-outline1">
      <style:paragraph-properties fo:margin-left="0cm" fo:margin-right="0cm" fo:margin-top="0cm" fo:margin-bottom="0.279cm" fo:text-indent="0cm"/>
      <style:text-properties fo:color="#000000" fo:font-size="17.6000003814697pt" style:font-size-asian="28pt" style:font-size-complex="28pt"/>
    </style:style>
    <style:style style:name="RH_5f_002158_5f_02_5f_rd3EPIC_5f_43_5f_light_5f_tn24-outline3" style:display-name="RH_002158_02_rd3EPIC_43_light_tn24-outline3" style:family="presentation" style:parent-style-name="RH_5f_002158_5f_02_5f_rd3EPIC_5f_43_5f_light_5f_tn24-outline2">
      <style:paragraph-properties fo:margin-left="0cm" fo:margin-right="0cm" fo:margin-top="0cm" fo:margin-bottom="0.292cm" fo:text-indent="0cm"/>
      <style:text-properties fo:color="#000000" fo:font-size="17.6000003814697pt" style:font-size-asian="24pt" style:font-size-complex="24pt"/>
    </style:style>
    <style:style style:name="RH_5f_002158_5f_02_5f_rd3EPIC_5f_43_5f_light_5f_tn24-outline4" style:display-name="RH_002158_02_rd3EPIC_43_light_tn24-outline4" style:family="presentation" style:parent-style-name="RH_5f_002158_5f_02_5f_rd3EPIC_5f_43_5f_light_5f_tn24-outline3">
      <style:paragraph-properties fo:margin-left="0cm" fo:margin-right="0cm" fo:margin-top="0cm" fo:margin-bottom="0.279cm" fo:text-indent="0cm"/>
      <style:text-properties fo:color="#000000" fo:font-size="17.6000003814697pt" style:font-size-asian="20pt" style:font-size-complex="20pt"/>
    </style:style>
    <style:style style:name="RH_5f_002158_5f_02_5f_rd3EPIC_5f_43_5f_light_5f_tn24-outline5" style:display-name="RH_002158_02_rd3EPIC_43_light_tn24-outline5" style:family="presentation" style:parent-style-name="RH_5f_002158_5f_02_5f_rd3EPIC_5f_43_5f_light_5f_tn24-outline4">
      <style:paragraph-properties fo:margin-left="0cm" fo:margin-right="0cm" fo:margin-top="0cm" fo:margin-bottom="0.279cm" fo:text-indent="0cm"/>
      <style:text-properties fo:color="#000000" fo:font-size="17.6000003814697pt" style:font-size-asian="20pt" style:font-size-complex="20pt"/>
    </style:style>
    <style:style style:name="RH_5f_002158_5f_02_5f_rd3EPIC_5f_43_5f_light_5f_tn24-outline6" style:display-name="RH_002158_02_rd3EPIC_43_light_tn24-outline6" style:family="presentation" style:parent-style-name="RH_5f_002158_5f_02_5f_rd3EPIC_5f_43_5f_light_5f_tn24-outline5">
      <style:paragraph-properties fo:margin-left="0cm" fo:margin-right="0cm" fo:margin-top="0cm" fo:margin-bottom="0.279cm" fo:text-indent="0cm"/>
      <style:text-properties fo:color="#000000" fo:font-size="17.6000003814697pt" style:font-size-asian="20pt" style:font-size-complex="20pt"/>
    </style:style>
    <style:style style:name="RH_5f_002158_5f_02_5f_rd3EPIC_5f_43_5f_light_5f_tn24-outline7" style:display-name="RH_002158_02_rd3EPIC_43_light_tn24-outline7" style:family="presentation" style:parent-style-name="RH_5f_002158_5f_02_5f_rd3EPIC_5f_43_5f_light_5f_tn24-outline6">
      <style:paragraph-properties fo:margin-left="0cm" fo:margin-right="0cm" fo:margin-top="0cm" fo:margin-bottom="0.279cm" fo:text-indent="0cm"/>
      <style:text-properties fo:color="#000000" fo:font-size="17.6000003814697pt" style:font-size-asian="20pt" style:font-size-complex="20pt"/>
    </style:style>
    <style:style style:name="RH_5f_002158_5f_02_5f_rd3EPIC_5f_43_5f_light_5f_tn24-outline8" style:display-name="RH_002158_02_rd3EPIC_43_light_tn24-outline8" style:family="presentation" style:parent-style-name="RH_5f_002158_5f_02_5f_rd3EPIC_5f_43_5f_light_5f_tn24-outline7">
      <style:paragraph-properties fo:margin-left="0cm" fo:margin-right="0cm" fo:margin-top="0cm" fo:margin-bottom="0.279cm" fo:text-indent="0cm"/>
      <style:text-properties fo:color="#000000" fo:font-size="17.6000003814697pt" style:font-size-asian="20pt" style:font-size-complex="20pt"/>
    </style:style>
    <style:style style:name="RH_5f_002158_5f_02_5f_rd3EPIC_5f_43_5f_light_5f_tn24-outline9" style:display-name="RH_002158_02_rd3EPIC_43_light_tn24-outline9" style:family="presentation" style:parent-style-name="RH_5f_002158_5f_02_5f_rd3EPIC_5f_43_5f_light_5f_tn24-outline8">
      <style:paragraph-properties fo:margin-left="0cm" fo:margin-right="0cm" fo:margin-top="0cm" fo:margin-bottom="0.279cm" fo:text-indent="0cm"/>
      <style:text-properties fo:color="#000000" fo:font-size="17.6000003814697pt" style:font-size-asian="20pt" style:font-size-complex="20pt"/>
    </style:style>
    <style:style style:name="RH_5f_002158_5f_02_5f_rd3EPIC_5f_43_5f_light_5f_tn24-subtitle" style:display-name="RH_002158_02_rd3EPIC_43_light_tn24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24-subtitle" style:display-name="RH_002158_02_rd3EPIC_43_light_tn24-subtitle">
          <text:list-level-style-bullet text:level="1" text:bullet-char="●">
            <style:list-level-properties text:min-label-width="0.6cm"/>
            <style:text-properties fo:font-family="StarSymbol" fo:color="#000000" fo:font-size="7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7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7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7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75%"/>
          </text:list-level-style-bullet>
        </text:list-style>
      </style:graphic-properties>
      <style:paragraph-properties fo:margin-left="0cm" fo:margin-right="0cm" fo:margin-top="0cm" fo:margin-bottom="0.254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2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24-title" style:display-name="RH_002158_02_rd3EPIC_43_light_tn24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24-title" style:display-name="RH_002158_02_rd3EPIC_43_light_tn24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4" fo:font-family="Overpass" style:font-style-name="Bold" style:font-pitch="variable" fo:font-size="39.700000762939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35" draw:fill-image-width="0cm" draw:fill-image-height="0cm" style:repeat="stretch"/>
    </style:style>
    <style:style style:name="Mdp3" style:family="drawing-page">
      <style:drawing-page-properties draw:background-size="border" draw:fill="bitmap" draw:fill-image-name="Bitmape_20_21" draw:fill-image-width="0cm" draw:fill-image-height="0cm" style:repeat="stretch"/>
    </style:style>
    <style:style style:name="Mdp4" style:family="drawing-page">
      <style:drawing-page-properties draw:background-size="border" draw:fill="bitmap" draw:fill-image-name="Bitmape_20_20" draw:fill-image-width="0cm" draw:fill-image-height="0cm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RH_5f_002158_5f_02_5f_rd3EPIC_5f_43_5f_light_5f_tn8-backgroundobjects">
      <style:graphic-properties draw:stroke="none" draw:fill="none" draw:fill-color="#ffffff" draw:auto-grow-height="false" fo:min-height="1.449cm"/>
    </style:style>
    <style:style style:name="Mpr5" style:family="presentation" style:parent-style-name="RH_5f_002158_5f_02_5f_rd3EPIC_5f_43_5f_light_5f_tn8-backgroundobjects">
      <style:graphic-properties draw:stroke="none" draw:fill="none" draw:fill-color="#ffffff" draw:auto-grow-height="false" fo:min-height="1.397cm"/>
    </style:style>
    <style:style style:name="Mpr6" style:family="presentation" style:parent-style-name="RH_5f_002158_5f_02_5f_rd3EPIC_5f_43_5f_light_5f_tn8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RH_5f_002158_5f_02_5f_rd3EPIC_5f_43_5f_light_5f_tn24-backgroundobjects">
      <style:graphic-properties draw:stroke="none" draw:fill="none" draw:fill-color="#ffffff" draw:auto-grow-height="false" fo:min-height="1.449cm"/>
    </style:style>
    <style:style style:name="Mpr11" style:family="presentation" style:parent-style-name="RH_5f_002158_5f_02_5f_rd3EPIC_5f_43_5f_light_5f_tn24-backgroundobjects">
      <style:graphic-properties draw:stroke="none" draw:fill="none" draw:fill-color="#ffffff" draw:auto-grow-height="false" fo:min-height="1.397cm"/>
    </style:style>
    <style:style style:name="Mpr12" style:family="presentation" style:parent-style-name="RH_5f_002158_5f_02_5f_rd3EPIC_5f_43_5f_light_5f_tn24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start"/>
      <style:text-properties fo:color="#4c4c4c" fo:font-size="8pt" style:font-size-asian="14pt" style:font-size-complex="14pt"/>
    </style:style>
    <style:style style:name="MP9" style:family="paragraph">
      <loext:graphic-properties draw:fill="none" draw:fill-color="#ffffff"/>
      <style:paragraph-properties fo:text-align="start"/>
      <style:text-properties fo:color="#4c4c4c" fo:font-size="8pt" style:font-size-asian="14pt" style:font-size-complex="14pt"/>
    </style:style>
    <style:style style:name="MP10" style:family="paragraph">
      <style:paragraph-properties fo:text-align="end"/>
      <style:text-properties fo:font-size="8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font-size="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c4c4c" fo:font-size="8pt" style:font-size-asian="14pt" style:font-size-complex="14pt"/>
    </style:style>
    <style:style style:name="MT3" style:family="text">
      <style:text-properties fo:font-size="8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2158_5f_02_5f_rd3EPIC_5f_43_5f_light_5f_tn8" style:display-name="RH_002158_02_rd3EPIC_43_light_tn8" style:page-layout-name="PM1" draw:style-name="Mdp2">
      <draw:frame presentation:style-name="RH_5f_002158_5f_02_5f_rd3EPIC_5f_43_5f_light_5f_tn8-title" draw:layer="backgroundobjects" svg:width="23.8cm" svg:height="3.501cm" svg:x="2.1cm" svg:y="8.4cm" presentation:class="title" presentation:placeholder="true">
        <draw:text-box/>
      </draw:frame>
      <draw:frame presentation:style-name="RH_5f_002158_5f_02_5f_rd3EPIC_5f_43_5f_light_5f_tn8-outline1" draw:layer="backgroundobjects" svg:width="18.48cm" svg:height="6.581cm" svg:x="3.92cm" svg:y="21.698cm" presentation:class="outline" presentation:placeholder="true">
        <draw:text-box/>
      </draw:frame>
      <draw:frame presentation:style-name="Mpr4" draw:text-style-name="MP2" draw:layer="backgroundobjects" svg:width="6.524cm" svg:height="1.447cm" svg:x="1.396cm" svg:y="2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cm" svg:y="24.5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4cm" svg:height="1.447cm" svg:x="20.07cm" svg:y="24.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18cm" svg:height="0.697cm" svg:x="25.116cm" svg:y="19.767cm">
        <draw:image xlink:href="Pictures/100020130000064B00000218A3BCDAE1A79EEA0E.svg" xlink:type="simple" xlink:show="embed" xlink:actuate="onLoad">
          <text:p/>
        </draw:image>
        <draw:image xlink:href="Pictures/100002010000003D00000014A23FB902EB0C0C38.png" xlink:type="simple" xlink:show="embed" xlink:actuate="onLoad"/>
      </draw:frame>
      <presentation:notes style:page-layout-name="PM0">
        <draw:page-thumbnail presentation:style-name="RH_5f_002158_5f_02_5f_rd3EPIC_5f_43_5f_light_5f_tn8-title" draw:layer="backgroundobjects" svg:width="13.968cm" svg:height="10.476cm" svg:x="3.81cm" svg:y="2.123cm" presentation:class="page"/>
        <draw:frame presentation:style-name="RH_5f_002158_5f_02_5f_rd3EPIC_5f_43_5f_light_5f_tn8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3">
      <draw:frame presentation:style-name="Default1-title" draw:layer="backgroundobjects" svg:width="23.8cm" svg:height="4.2cm" svg:x="2.1cm" svg:y="0cm" presentation:class="title" presentation:placeholder="true">
        <draw:text-box/>
      </draw:frame>
      <draw:frame presentation:style-name="Default1-outline1" draw:layer="backgroundobjects" svg:width="23.8cm" svg:height="12.18cm" svg:x="2.1cm" svg:y="7cm" presentation:class="outline" presentation:placeholder="true">
        <draw:text-box/>
      </draw:frame>
      <draw:frame presentation:style-name="Mpr7" draw:text-style-name="MP9" draw:layer="backgroundobjects" svg:width="21.56cm" svg:height="0.56cm" svg:x="1.527cm" svg:y="19.88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1.484cm" svg:height="0.607cm" svg:x="-0.235cm" svg:y="19.88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7" draw:layer="backgroundobjects" svg:width="2.183cm" svg:height="0.699cm" svg:x="25.116cm" svg:y="19.767cm">
        <draw:image xlink:href="Pictures/100020080000064900000218E9D3ADE00CAA4B84.svg" xlink:type="simple" xlink:show="embed" xlink:actuate="onLoad">
          <text:p/>
        </draw:image>
        <draw:image xlink:href="Pictures/100002010000003D00000014F518BC1F951202E7.png" xlink:type="simple" xlink:show="embed" xlink:actuate="onLoad"/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H_5f_002158_5f_02_5f_rd3EPIC_5f_43_5f_light_5f_tn24" style:display-name="RH_002158_02_rd3EPIC_43_light_tn24" style:page-layout-name="PM1" draw:style-name="Mdp4">
      <draw:frame presentation:style-name="RH_5f_002158_5f_02_5f_rd3EPIC_5f_43_5f_light_5f_tn24-title" draw:layer="backgroundobjects" svg:width="23.8cm" svg:height="4.2cm" svg:x="2.1cm" svg:y="0cm" presentation:class="title" presentation:placeholder="true">
        <draw:text-box/>
      </draw:frame>
      <draw:frame presentation:style-name="RH_5f_002158_5f_02_5f_rd3EPIC_5f_43_5f_light_5f_tn24-outline1" draw:layer="backgroundobjects" svg:width="23.8cm" svg:height="12.18cm" svg:x="2.1cm" svg:y="7cm" presentation:class="outline" presentation:placeholder="true">
        <draw:text-box/>
      </draw:frame>
      <draw:frame presentation:style-name="Mpr10" draw:text-style-name="MP9" draw:layer="backgroundobjects" svg:width="21.56cm" svg:height="0.56cm" svg:x="1.527cm" svg:y="19.88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1.484cm" svg:height="0.607cm" svg:x="-0.235cm" svg:y="19.88cm" presentation:class="page-number">
        <draw:text-box>
          <text:p text:style-name="MP10"><text:span text:style-name="MT3"><text:page-number>&lt;number&gt;</text:page-number></text:span></text:p>
        </draw:text-box>
      </draw:frame>
      <draw:frame draw:style-name="Mgr3" draw:text-style-name="MP7" draw:layer="backgroundobjects" svg:width="2.183cm" svg:height="0.699cm" svg:x="25.116cm" svg:y="19.767cm">
        <draw:image xlink:href="Pictures/100020080000064900000218E9D3ADE00CAA4B84.svg" xlink:type="simple" xlink:show="embed" xlink:actuate="onLoad">
          <text:p/>
        </draw:image>
        <draw:image xlink:href="Pictures/100002010000003D00000014F518BC1F951202E7.png" xlink:type="simple" xlink:show="embed" xlink:actuate="onLoad"/>
      </draw:frame>
      <presentation:notes style:page-layout-name="PM0">
        <draw:page-thumbnail presentation:style-name="RH_5f_002158_5f_02_5f_rd3EPIC_5f_43_5f_light_5f_tn24-title" draw:layer="backgroundobjects" svg:width="13.968cm" svg:height="10.476cm" svg:x="3.81cm" svg:y="2.123cm" presentation:class="page"/>
        <draw:frame presentation:style-name="RH_5f_002158_5f_02_5f_rd3EPIC_5f_43_5f_light_5f_tn24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liver Gondza</meta:initial-creator>
    <meta:creation-date>2016-04-26T12:23:32.902406508</meta:creation-date>
    <dc:date>2016-04-30T08:53:42.678014798</dc:date>
    <dc:creator>Oliver Gondza</dc:creator>
    <meta:editing-duration>P1DT18H43M32S</meta:editing-duration>
    <meta:editing-cycles>6</meta:editing-cycles>
    <meta:generator>LibreOffice/5.0.5.2$Linux_X86_64 LibreOffice_project/00m0$Build-2</meta:generator>
    <meta:document-statistic meta:object-count="86"/>
  </office:meta>
</office:document-meta>
</file>